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4db" officeooo:paragraph-rsid="000554db"/>
    </style:style>
    <style:style style:name="P2" style:family="paragraph" style:parent-style-name="Standard">
      <style:text-properties officeooo:rsid="0005c44c" officeooo:paragraph-rsid="0005c44c"/>
    </style:style>
    <style:style style:name="P3" style:family="paragraph" style:parent-style-name="Standard">
      <style:text-properties fo:font-size="20pt" fo:font-weight="bold" officeooo:rsid="00072265" officeooo:paragraph-rsid="00072265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72265" officeooo:paragraph-rsid="00072265"/>
    </style:style>
    <style:style style:name="P5" style:family="paragraph" style:parent-style-name="Standard">
      <style:text-properties officeooo:rsid="000873a2" officeooo:paragraph-rsid="000873a2"/>
    </style:style>
    <style:style style:name="P6" style:family="paragraph" style:parent-style-name="Standard">
      <style:text-properties fo:font-size="20pt" fo:font-weight="bold" officeooo:rsid="00072265" officeooo:paragraph-rsid="000992a5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0992a5" officeooo:paragraph-rsid="000992a5"/>
    </style:style>
    <style:style style:name="P8" style:family="paragraph" style:parent-style-name="Standard">
      <style:text-properties fo:color="#c9211e" loext:opacity="100%" officeooo:rsid="000992a5" officeooo:paragraph-rsid="000992a5"/>
    </style:style>
    <style:style style:name="P9" style:family="paragraph" style:parent-style-name="Standard">
      <style:text-properties officeooo:rsid="000992a5" officeooo:paragraph-rsid="000dc07b"/>
    </style:style>
    <style:style style:name="P10" style:family="paragraph" style:parent-style-name="Standard">
      <style:text-properties fo:font-size="20pt" fo:font-weight="bold" officeooo:rsid="00072265" officeooo:paragraph-rsid="000f292c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1050af" officeooo:paragraph-rsid="001050af"/>
    </style:style>
    <style:style style:name="P12" style:family="paragraph" style:parent-style-name="Standard">
      <style:text-properties officeooo:rsid="001050af" officeooo:paragraph-rsid="0011a7f2"/>
    </style:style>
    <style:style style:name="P13" style:family="paragraph" style:parent-style-name="Standard">
      <style:text-properties fo:font-size="14pt" fo:font-weight="bold" officeooo:rsid="00128a8e" officeooo:paragraph-rsid="00128a8e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28a8e" officeooo:paragraph-rsid="00128a8e"/>
    </style:style>
    <style:style style:name="P15" style:family="paragraph" style:parent-style-name="Standard">
      <style:text-properties fo:color="#c9211e" loext:opacity="100%" officeooo:rsid="00128a8e" officeooo:paragraph-rsid="0013c091"/>
    </style:style>
    <style:style style:name="P16" style:family="paragraph" style:parent-style-name="Standard">
      <style:text-properties officeooo:rsid="00151384" officeooo:paragraph-rsid="00151384"/>
    </style:style>
    <style:style style:name="P17" style:family="paragraph" style:parent-style-name="Standard">
      <style:text-properties officeooo:rsid="00128a8e" officeooo:paragraph-rsid="00170893"/>
    </style:style>
    <style:style style:name="P18" style:family="paragraph" style:parent-style-name="Standard">
      <style:text-properties fo:color="#c9211e" loext:opacity="100%" officeooo:rsid="00128a8e" officeooo:paragraph-rsid="00170893"/>
    </style:style>
    <style:style style:name="P19" style:family="paragraph" style:parent-style-name="Standard">
      <style:text-properties fo:font-size="14pt" fo:font-weight="bold" officeooo:rsid="00172f3c" officeooo:paragraph-rsid="00172f3c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128a8e" officeooo:paragraph-rsid="00172f3c"/>
    </style:style>
    <style:style style:name="P21" style:family="paragraph" style:parent-style-name="Standard">
      <style:text-properties officeooo:rsid="0017f065" officeooo:paragraph-rsid="0017f065"/>
    </style:style>
    <style:style style:name="P22" style:family="paragraph" style:parent-style-name="Standard">
      <style:text-properties officeooo:rsid="0019b76f" officeooo:paragraph-rsid="0019b76f"/>
    </style:style>
    <style:style style:name="P23" style:family="paragraph" style:parent-style-name="Standard">
      <style:text-properties fo:color="#000000" loext:opacity="100%" officeooo:rsid="001e5d4c" officeooo:paragraph-rsid="001e5d4c"/>
    </style:style>
    <style:style style:name="P24" style:family="paragraph" style:parent-style-name="Standard">
      <style:text-properties officeooo:rsid="001e5d4c" officeooo:paragraph-rsid="001e5d4c"/>
    </style:style>
    <style:style style:name="P25" style:family="paragraph" style:parent-style-name="Standard">
      <style:text-properties officeooo:rsid="00172f3c" officeooo:paragraph-rsid="001e5d4c"/>
    </style:style>
    <style:style style:name="P26" style:family="paragraph" style:parent-style-name="Standard">
      <style:text-properties officeooo:rsid="001e6012" officeooo:paragraph-rsid="001e6012"/>
    </style:style>
    <style:style style:name="P27" style:family="paragraph" style:parent-style-name="Standard">
      <style:text-properties fo:color="#ff0000" loext:opacity="100%" officeooo:rsid="001e6012" officeooo:paragraph-rsid="001e6012"/>
    </style:style>
    <style:style style:name="P28" style:family="paragraph" style:parent-style-name="Standard">
      <style:text-properties officeooo:rsid="00172f3c" officeooo:paragraph-rsid="00172f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c44c" style:font-weight-asian="bold" style:font-weight-complex="bold"/>
    </style:style>
    <style:style style:name="T3" style:family="text">
      <style:text-properties style:text-underline-style="none" officeooo:rsid="0005c44c"/>
    </style:style>
    <style:style style:name="T4" style:family="text">
      <style:text-properties style:text-underline-style="solid" style:text-underline-width="auto" style:text-underline-color="font-color" officeooo:rsid="0005c44c"/>
    </style:style>
    <style:style style:name="T5" style:family="text">
      <style:text-properties officeooo:rsid="0005c44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9211e" loext:opacity="100%"/>
    </style:style>
    <style:style style:name="T8" style:family="text">
      <style:text-properties officeooo:rsid="000992a5"/>
    </style:style>
    <style:style style:name="T9" style:family="text">
      <style:text-properties officeooo:rsid="000f292c"/>
    </style:style>
    <style:style style:name="T10" style:family="text">
      <style:text-properties officeooo:rsid="0011a7f2"/>
    </style:style>
    <style:style style:name="T11" style:family="text">
      <style:text-properties style:text-underline-style="solid" style:text-underline-width="auto" style:text-underline-color="font-color" officeooo:rsid="0012d08b"/>
    </style:style>
    <style:style style:name="T12" style:family="text">
      <style:text-properties officeooo:rsid="0012d08b"/>
    </style:style>
    <style:style style:name="T13" style:family="text">
      <style:text-properties officeooo:rsid="0013c091"/>
    </style:style>
    <style:style style:name="T14" style:family="text">
      <style:text-properties fo:font-weight="bold" officeooo:rsid="0013c09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13c091"/>
    </style:style>
    <style:style style:name="T16" style:family="text">
      <style:text-properties officeooo:rsid="0013e6a6"/>
    </style:style>
    <style:style style:name="T17" style:family="text">
      <style:text-properties officeooo:rsid="00151384"/>
    </style:style>
    <style:style style:name="T18" style:family="text">
      <style:text-properties officeooo:rsid="00170893"/>
    </style:style>
    <style:style style:name="T19" style:family="text">
      <style:text-properties style:text-underline-style="solid" style:text-underline-width="auto" style:text-underline-color="font-color" officeooo:rsid="00170893"/>
    </style:style>
    <style:style style:name="T20" style:family="text">
      <style:text-properties officeooo:rsid="00172f3c"/>
    </style:style>
    <style:style style:name="T21" style:family="text">
      <style:text-properties fo:font-weight="bold" officeooo:rsid="00172f3c" style:font-weight-asian="bold" style:font-weight-complex="bold"/>
    </style:style>
    <style:style style:name="T22" style:family="text">
      <style:text-properties officeooo:rsid="0017f065"/>
    </style:style>
    <style:style style:name="T23" style:family="text">
      <style:text-properties style:text-underline-style="solid" style:text-underline-width="auto" style:text-underline-color="font-color" officeooo:rsid="00172f3c"/>
    </style:style>
    <style:style style:name="T24" style:family="text">
      <style:text-properties officeooo:rsid="0019b76f"/>
    </style:style>
    <style:style style:name="T25" style:family="text">
      <style:text-properties officeooo:rsid="001cf7ee"/>
    </style:style>
    <style:style style:name="T26" style:family="text">
      <style:text-properties officeooo:rsid="001b0f27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1e5d4c" style:font-size-asian="14pt" style:font-weight-asian="bold" style:font-size-complex="14pt" style:font-weight-complex="bold"/>
    </style:style>
    <style:style style:name="T29" style:family="text">
      <style:text-properties officeooo:rsid="00204599"/>
    </style:style>
    <style:style style:name="T30" style:family="text">
      <style:text-properties officeooo:rsid="001e6012"/>
    </style:style>
    <style:style style:name="T31" style:family="text">
      <style:text-properties officeooo:rsid="00211553"/>
    </style:style>
    <style:style style:name="T32" style:family="text">
      <style:text-properties style:text-underline-style="solid" style:text-underline-width="auto" style:text-underline-color="font-color" fo:font-weight="bold" officeooo:rsid="0021155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SONA</text:span><text:span text:style-name="T2">S</text:span><text:span text:style-name="T3">(</text:span><text:span text:style-name="T4">DNI</text:span>, nombre, apellido1 apellido2,peso<text:span text:style-name="T5">)</text:span></text:p>
      <text:p text:style-name="P2">PK: DNI</text:p>
      <text:p text:style-name="P1"/>
      <text:p text:style-name="P1"/>
      <text:p text:style-name="P3">Entidades Débiles:</text:p>
      <text:p text:style-name="P4"><text:span text:style-name="T1">ESTACIONES</text:span>(<text:span text:style-name="T6">ideEstacion</text:span>, latitud, longitud,altitud)</text:p>
      <text:p text:style-name="P4">PK: idEstacion</text:p>
      <text:p text:style-name="P4"/>
      <text:p text:style-name="P4"><text:span text:style-name="T1">MUESTRAS</text:span>(<text:span text:style-name="T6">idEstacion</text:span>, <text:span text:style-name="T6">fechaDia</text:span>, tempMin, tempMax, lluvia,</text:p>
      <text:p text:style-name="P4"><text:tab/><text:tab/>vientoMax, vientoMin, humedMax, humedMin)</text:p>
      <text:p text:style-name="P4">PK: idEstacion, fechaDia</text:p>
      <text:p text:style-name="P5"><text:span text:style-name="T7">FK: idEstacion → ESTACIONES</text:span> </text:p>
      <text:p text:style-name="P5"/>
      <text:p text:style-name="P5"/>
      <text:p text:style-name="P5"/>
      <text:p text:style-name="P6"><text:span text:style-name="T8">Multivaluados</text:span>:</text:p>
      <text:p text:style-name="P7"><text:span text:style-name="T1">PERSONAS</text:span>(<text:span text:style-name="T6">DNI</text:span>, nombre, apellido1, apellido2)</text:p>
      <text:p text:style-name="P7">PK: DNI</text:p>
      <text:p text:style-name="P7"/>
      <text:p text:style-name="P7"><text:span text:style-name="T1">TLF_PERSONAS</text:span>(<text:span text:style-name="T6">DNI, telefono</text:span>)</text:p>
      <text:p text:style-name="P7">PK: DNI, telefono</text:p>
      <text:p text:style-name="P8">FK: DNI → PERSONAS</text:p>
      <text:p text:style-name="P5"/>
      <text:p text:style-name="P5">No es óptimo si solo guardas 2 telefonos por persona, así que la solución fácil es:</text:p>
      <text:p text:style-name="P9"><text:span text:style-name="T1">PERSONAS</text:span>(<text:span text:style-name="T6">DNI</text:span>, nombre, apellido1, apellido2, telefono1, telefono2)</text:p>
      <text:p text:style-name="P9">PK: DNI</text:p>
      <text:p text:style-name="P5"/>
      <text:p text:style-name="P5"/>
      <text:p text:style-name="P5"/>
      <text:p text:style-name="P10"><text:span text:style-name="T9">RELACIONES BINARIAS</text:span>:</text:p>
      <text:p text:style-name="P5"/>
      <text:p text:style-name="P11">N:N multivaluado, creamos nueva tabla <text:span text:style-name="T10">(new)</text:span></text:p>
      <text:p text:style-name="P11">----------</text:p>
      <text:p text:style-name="P12">1:N / N:1<text:line-break/>1:1</text:p>
      <text:p text:style-name="P12">Propagar la PK del lado 1 al lado N ocmo FK.</text:p>
      <text:p text:style-name="P5"/>
      <text:p text:style-name="P5"/>
      <text:p text:style-name="P13">N:N</text:p>
      <text:p text:style-name="P14"><text:span text:style-name="T1">CLIENTES</text:span>(<text:span text:style-name="T11">DNI</text:span>, <text:span text:style-name="T12">nombre</text:span>)<text:line-break/>PK: <text:span text:style-name="T12">DNI</text:span></text:p>
      <text:p text:style-name="P14"><text:span text:style-name="T1">PRODUCTOS</text:span>(<text:span text:style-name="T11">idProducto</text:span>, <text:span text:style-name="T12">nombre, </text:span><text:span text:style-name="T13">precio</text:span>)</text:p>
      <text:p text:style-name="P14">PK: <text:span text:style-name="T12">idProducto</text:span></text:p>
      <text:p text:style-name="P14"/>
      <text:p text:style-name="P14"><text:span text:style-name="T14">COMPRAS</text:span>(<text:span text:style-name="T15">DNI</text:span><text:span text:style-name="T6">, </text:span><text:span text:style-name="T15">idProducto</text:span>, <text:span text:style-name="T16">descuento, fechaCompra</text:span>)</text:p>
      <text:p text:style-name="P14">PK: <text:span text:style-name="T17">DNI</text:span>, <text:span text:style-name="T17">idProducto</text:span></text:p>
      <text:p text:style-name="P15">FK: <text:span text:style-name="T13">DNI → CLIENTES</text:span></text:p>
      <text:p text:style-name="P15"><text:span text:style-name="T13">FK: idProducto → PRODUCTOS</text:span></text:p>
      <text:p text:style-name="P5"/>
      <text:p text:style-name="P16"><text:soft-page-break/>Clave Primaria Artificial (Crear por ejemplo, idCompra o idTicket en COMPRAS, que será su PK, haciendo esto, DNI y idProducto dejarán de ser PK, por lo que sólo aparecería “idCompra”, pero mantenemos los FK, <text:span text:style-name="T18">quedando así:</text:span></text:p>
      <text:p text:style-name="P17"><text:span text:style-name="T14">COMPRAS</text:span>(<text:span text:style-name="T19">idTicket</text:span>, <text:span text:style-name="T18">DNI, idProducto</text:span> <text:span text:style-name="T16">descuento, fechaCompra</text:span>)</text:p>
      <text:p text:style-name="P17">PK: <text:span text:style-name="T18">idTicket</text:span></text:p>
      <text:p text:style-name="P18">FK: <text:span text:style-name="T13">DNI → CLIENTES</text:span></text:p>
      <text:p text:style-name="P18"><text:span text:style-name="T13">FK: idProducto → PRODUCTOS</text:span></text:p>
      <text:p text:style-name="P5"/>
      <text:p text:style-name="P5"/>
      <text:p text:style-name="P5"/>
      <text:p text:style-name="P5"/>
      <text:p text:style-name="P19">1:N / N:1</text:p>
      <text:p text:style-name="P20"><text:span text:style-name="T1">CLIENTES</text:span>(<text:span text:style-name="T11">DNI</text:span>, <text:span text:style-name="T12">nombre, </text:span><text:span text:style-name="T20">apellido1, apellido2, telefono</text:span>)<text:line-break/>PK: <text:span text:style-name="T12">DNI</text:span></text:p>
      <text:p text:style-name="P20"><text:span text:style-name="T21">COCHE</text:span>(<text:span text:style-name="T22">m</text:span><text:span text:style-name="T23">atricula</text:span>, <text:span text:style-name="T23">numBastidor</text:span><text:span text:style-name="T20">, marca, modelo</text:span><text:span text:style-name="T12">, </text:span><text:span text:style-name="T13">precio, </text:span><text:span text:style-name="T24">DNI, </text:span><text:span text:style-name="T25">fechaCompra</text:span>)</text:p>
      <text:p text:style-name="P20">PK: <text:span text:style-name="T22">matricula</text:span></text:p>
      <text:p text:style-name="P21">AK: numBastidor</text:p>
      <text:p text:style-name="P22">PK: DNI → CLIENTES</text:p>
      <text:p text:style-name="P21"/>
      <text:p text:style-name="P22">Propaga la PK del lado con “1” a “n” <text:span text:style-name="T26">(Se añade el DNI de la tabla CLIENTES(1) a COCHES(n))</text:span></text:p>
      <text:p text:style-name="P23">Luego, se añaden los atributos de la relación si la hubiera.</text:p>
      <text:p text:style-name="P24"/>
      <text:p text:style-name="P24"/>
      <text:p text:style-name="P25"><text:span text:style-name="T27">1:</text:span><text:span text:style-name="T28">1</text:span></text:p>
      <text:p text:style-name="P24"><text:span text:style-name="T1">COCHES</text:span>(<text:span text:style-name="T29">m</text:span><text:span text:style-name="T6">atricula</text:span>, numBastidor, marca, modelo, precio)<text:line-break/>PK: Matricula</text:p>
      <text:p text:style-name="P24">AK: numBastidor</text:p>
      <text:p text:style-name="P24"><text:line-break/><text:span text:style-name="T1">SEGUROS</text:span>(<text:span text:style-name="T6">idPoliza</text:span>, <text:span text:style-name="T29">cobertura, precio, m</text:span><text:span text:style-name="T30">atricula</text:span>)</text:p>
      <text:p text:style-name="P26">PK: idPoliza</text:p>
      <text:p text:style-name="P27">FK: Matricula → COCHES</text:p>
      <text:p text:style-name="P26"/>
      <text:p text:style-name="P24">1:1 es un empate, se propagan de uno a otro <text:span text:style-name="T31">de la manera que uno quiera (da igual qué pase a dónde, pero sólo tiene que aparecer en 1, ejemplo contrario, idPoliza pasa a COCHES, y </text:span><text:span text:style-name="T32">no</text:span><text:span text:style-name="T31"> se añade matricula a SEGUROS)</text:span></text:p>
      <text:p text:style-name="P24">Pero si la mínima es 0 en una y 1 en la otra, se va al “0”, </text:p>
      <text:p text:style-name="P24"/>
      <text:p text:style-name="P24">A<text:tab/><text:tab/><text:tab/><text:tab/><text:tab/><text:tab/>B</text:p>
      <text:p text:style-name="P24">matricula | idSeguro<text:tab/><text:tab/><text:tab/>idSeguro | Matricula</text:p>
      <text:p text:style-name="P24">1234BCN<text:tab/>null<text:tab/><text:tab/><text:tab/>873GH3 <text:s text:c="2"/>1234BCN</text:p>
      <text:p text:style-name="P24"/>
      <text:p text:style-name="P24">Es mejor la B, porque no habría nulls, ergo es más óptimo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"/>
      <text:p text:style-name="P5"/>
      <text:p text:style-name="P5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5:54:33.810000000</meta:creation-date>
    <dc:date>2024-10-08T16:49:05.569000000</dc:date>
    <meta:editing-duration>PT54M17S</meta:editing-duration>
    <meta:editing-cycles>33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56" meta:word-count="327" meta:character-count="2140" meta:non-whitespace-character-count="1853"/>
  </office:meta>
</office:document-meta>
</file>